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2.226cm" fo:min-width="4.498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811cm" fo:min-width="1.976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25cm" fo:min-width="1.5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626cm" fo:min-width="1.626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907cm" fo:min-width="7.14cm" fo:wrap-option="wrap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676cm" fo:min-width="7.14cm" fo:wrap-option="wrap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3.75cm" fo:min-width="6.75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908cm" fo:min-width="6.676cm" fo:wrap-option="wrap" loext:decorative="false"/>
      <style:paragraph-properties style:writing-mode="lr-tb"/>
    </style:style>
    <style:style style:name="gr9" style:family="graphic" style:parent-style-name="standard">
      <style:graphic-properties draw:textarea-vertical-align="middle" loext:decorative="false"/>
    </style:style>
    <style:style style:name="gr10" style:family="graphic" style:parent-style-name="standard">
      <style:graphic-properties draw:textarea-horizontal-align="center" draw:textarea-vertical-align="middle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3.249cm" fo:min-width="13.25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name="Simple" draw:style-name="gr1" draw:text-style-name="P2" draw:layer="layout" svg:width="5.023cm" svg:height="2.511cm" svg:x="8.249cm" svg:y="13.83cm">
          <text:p text:style-name="P1"><text:span text:style-name="T1">Simpl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2" draw:text-style-name="P3" xml:id="id5" draw:id="id5" draw:layer="layout" svg:width="3.5cm" svg:height="1.499cm" svg:x="9.25cm" svg:y="7.001cm">
          <text:p text:style-name="P3">SO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4cm" svg:height="1.749cm" draw:transform="skewX (0.0010471975511966) rotate (0.0010471975511966) translate (3cm 11.252cm)">
          <svg:title>PTR</svg:title>
          <text:p text:style-name="P3">PT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1" draw:id="id1" draw:layer="layout" svg:width="4.25cm" svg:height="1.75cm" svg:x="8.75cm" svg:y="11.25cm">
          <text:p text:style-name="P3">PT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4" draw:id="id4" draw:layer="layout" svg:width="4.25cm" svg:height="1.75cm" svg:x="14.5cm" svg:y="11.25cm">
          <text:p text:style-name="P3">PT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3" draw:layer="layout" svg:width="8.25cm" svg:height="1.249cm" svg:x="11.25cm" svg:y="5.75cm">
          <svg:title>Superior Tribunal Eleitoral</svg:title>
          <text:p text:style-name="P3">Servidor do TSE</text:p>
          <draw:enhanced-geometry svg:viewBox="0 0 21600 21600" draw:text-areas="800 800 20800 20800" draw:type="round-rectangular-callout" draw:modifiers="510.483577748152 40314.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8.25cm" svg:height="1cm" svg:x="11.25cm" svg:y="9.5cm">
          <svg:title>TRE</svg:title>
          <text:p text:style-name="P3">Servidor do TRE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xml:id="id2" draw:id="id2" draw:layer="layout" svg:width="7.25cm" svg:height="4cm" svg:x="6.75cm" svg:y="19.5cm">
          <svg:title>Pages web Campanha Política2024</svg:title>
          <text:p text:style-name="P3">DOMÍNIO</text:p>
          <text:p text:style-name="P3">PAGINA WEB</text:p>
          <text:p text:style-name="P3"/>
          <text:p text:style-name="P3">Campanha Política2024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7.75cm" svg:height="1.25cm" svg:x="11.75cm" svg:y="16cm">
          <text:p text:style-name="P3">Servidor dos Partidos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9" draw:text-style-name="P3" draw:layer="layout" svg:x1="10.875cm" svg:y1="13cm" svg:x2="10.375cm" svg:y2="19.5cm" draw:start-shape="id1" draw:start-glue-point="6" draw:end-shape="id2" draw:end-glue-point="0" svg:d="M10875 13000v3251h-500v3249" svg:viewBox="0 0 501 6501">
          <text:p/>
        </draw:connector>
        <draw:connector draw:style-name="gr9" draw:text-style-name="P3" draw:layer="layout" svg:x1="5.001cm" svg:y1="13.001cm" svg:x2="6.75cm" svg:y2="21.5cm" draw:start-shape="id3" draw:start-glue-point="6" draw:end-shape="id2" draw:end-glue-point="3" svg:d="M5001 13001v8499h1749" svg:viewBox="0 0 1750 8500">
          <text:p/>
        </draw:connector>
        <draw:connector draw:style-name="gr9" draw:text-style-name="P3" draw:layer="layout" svg:x1="14.5cm" svg:y1="12.125cm" svg:x2="10.375cm" svg:y2="19.5cm" draw:start-shape="id4" draw:start-glue-point="5" draw:end-shape="id2" draw:end-glue-point="0" svg:d="M14500 12125h-4125v7375" svg:viewBox="0 0 4126 7376">
          <text:p/>
        </draw:connector>
        <draw:connector draw:style-name="gr9" draw:text-style-name="P3" draw:layer="layout" svg:x1="5.001cm" svg:y1="11.251cm" svg:x2="11cm" svg:y2="8.5cm" draw:start-shape="id3" draw:start-glue-point="4" draw:end-shape="id5" draw:end-glue-point="8" svg:d="M5001 11251v-1376h5999v-1375" svg:viewBox="0 0 6000 2752">
          <text:p/>
        </draw:connector>
        <draw:connector draw:style-name="gr10" draw:text-style-name="P3" draw:layer="layout" svg:x1="6.249cm" svg:y1="11.749cm" svg:x2="8.75cm" svg:y2="12.125cm" draw:end-shape="id1" draw:end-glue-point="5" svg:d="M6249 11749h1000v376h1501" svg:viewBox="0 0 2502 377">
          <text:p/>
        </draw:connector>
        <draw:connector draw:style-name="gr10" draw:text-style-name="P3" draw:layer="layout" svg:x1="13cm" svg:y1="12.125cm" svg:x2="16.625cm" svg:y2="11.25cm" draw:start-shape="id1" draw:start-glue-point="7" draw:end-shape="id4" draw:end-glue-point="4" svg:d="M13000 12125h751v-1376h2874v501" svg:viewBox="0 0 3626 1377">
          <text:p/>
        </draw:connector>
        <draw:custom-shape draw:style-name="gr11" draw:text-style-name="P3" draw:layer="layout" svg:width="13.75cm" svg:height="3.499cm" svg:x="3.5cm" svg:y="2.001cm">
          <svg:title>Campanha Política2024</svg:title>
          <text:p text:style-name="P3">DESENHO PROJETO</text:p>
          <text:p text:style-name="P3">Campanha Políticca2024</text:p>
          <draw:enhanced-geometry svg:viewBox="0 0 21600 21600" draw:mirror-horizontal="false" draw:mirror-vertical="false" draw:type="line-callout-3" draw:modifiers="7200.52359828376 6171.42857142857 -131.946767507818 1141.7142857142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Tahoma" svg:font-family="Tahom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20:58:11.826743638</meta:creation-date>
    <dc:date>2024-06-21T21:16:59.691828955</dc:date>
    <meta:editing-duration>PT6M41S</meta:editing-duration>
    <meta:editing-cycles>1</meta:editing-cycles>
    <meta:document-statistic meta:object-count="16"/>
    <meta:generator>LibreOffice/24.2.4.2$Linux_X86_64 LibreOffice_project/d29029bfb700ea4a272da1366c5f5e7c14e351b5</meta:generator>
  </office:meta>
</office:document-meta>
</file>